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_20__28_user_29_">
      <style:text-properties fo:font-size="14pt" fo:font-weight="bold" officeooo:paragraph-rsid="00196475" style:font-size-asian="14pt" style:font-weight-asian="bold" style:font-size-complex="14pt" style:font-weight-complex="bold"/>
    </style:style>
    <style:style style:name="P2" style:family="paragraph" style:parent-style-name="Standard_20__28_user_29_">
      <style:text-properties fo:font-weight="bold" officeooo:rsid="000ae53c" officeooo:paragraph-rsid="00196475" style:font-weight-asian="bold" style:font-weight-complex="bold"/>
    </style:style>
    <style:style style:name="P3" style:family="paragraph" style:parent-style-name="Standard_20__28_user_29_">
      <style:text-properties fo:font-weight="bold" officeooo:paragraph-rsid="00196475" style:font-weight-asian="bold" style:font-weight-complex="bold"/>
    </style:style>
    <style:style style:name="P4" style:family="paragraph" style:parent-style-name="Standard_20__28_user_29_">
      <style:text-properties officeooo:paragraph-rsid="00196475"/>
    </style:style>
    <style:style style:name="P5" style:family="paragraph" style:parent-style-name="Standard">
      <style:paragraph-properties fo:text-align="center" style:justify-single-word="false"/>
      <style:text-properties fo:font-size="14pt" fo:font-weight="bold" officeooo:paragraph-rsid="001985d3" style:font-size-asian="12.25pt" style:font-weight-asian="bold" style:font-size-complex="14pt" style:font-weight-complex="bold"/>
    </style:style>
    <style:style style:name="P6" style:family="paragraph" style:parent-style-name="Standard_20__28_user_29_" style:list-style-name="WWNum2">
      <style:text-properties officeooo:paragraph-rsid="00196475"/>
    </style:style>
    <style:style style:name="P7" style:family="paragraph" style:parent-style-name="Standard_20__28_user_29_" style:list-style-name="WWNum2">
      <style:text-properties officeooo:paragraph-rsid="001985d3"/>
    </style:style>
    <style:style style:name="P8" style:family="paragraph" style:parent-style-name="Standard_20__28_user_29_" style:list-style-name="WWNum3">
      <style:text-properties officeooo:paragraph-rsid="00196475"/>
    </style:style>
    <style:style style:name="P9" style:family="paragraph" style:parent-style-name="Standard_20__28_user_29_" style:list-style-name="WWNum3">
      <style:text-properties officeooo:paragraph-rsid="001985d3"/>
    </style:style>
    <style:style style:name="P10" style:family="paragraph" style:parent-style-name="Standard_20__28_user_29_" style:list-style-name="WWNum3">
      <style:paragraph-properties fo:text-align="start" style:justify-single-word="false"/>
      <style:text-properties fo:font-size="12pt" fo:font-weight="normal" officeooo:rsid="001ec977" officeooo:paragraph-rsid="001985d3" style:font-size-asian="12pt" style:font-weight-asian="normal" style:font-size-complex="12pt" style:font-weight-complex="normal"/>
    </style:style>
    <style:style style:name="P11" style:family="paragraph" style:parent-style-name="Standard_20__28_user_29_">
      <style:text-properties fo:font-size="14pt" fo:font-weight="bold" officeooo:paragraph-rsid="001985d3" style:font-size-asian="14pt" style:font-weight-asian="bold" style:font-size-complex="14pt" style:font-weight-complex="bold"/>
    </style:style>
    <style:style style:name="P12" style:family="paragraph" style:parent-style-name="Standard_20__28_user_29_">
      <style:text-properties fo:font-weight="bold" officeooo:paragraph-rsid="001985d3" style:font-weight-asian="bold" style:font-weight-complex="bold"/>
    </style:style>
    <style:style style:name="P13" style:family="paragraph" style:parent-style-name="Standard_20__28_user_29_">
      <style:text-properties officeooo:paragraph-rsid="001985d3"/>
    </style:style>
    <style:style style:name="T1" style:family="text">
      <style:text-properties officeooo:rsid="001ec977"/>
    </style:style>
    <style:style style:name="T2" style:family="text">
      <style:text-properties officeooo:rsid="00183460"/>
    </style:style>
    <style:style style:name="T3" style:family="text">
      <style:text-properties fo:font-weight="bold" style:font-weight-asian="bold" style:font-weight-complex="bold"/>
    </style:style>
    <style:style style:name="T4" style:family="text">
      <style:text-properties fo:font-weight="bold" officeooo:rsid="0002ea5e" style:font-weight-asian="bold" style:font-weight-complex="bold"/>
    </style:style>
    <style:style style:name="T5" style:family="text">
      <style:text-properties fo:font-weight="bold" officeooo:rsid="000ae53c" style:font-weight-asian="bold" style:font-weight-complex="bold"/>
    </style:style>
    <style:style style:name="T6" style:family="text">
      <style:text-properties fo:font-weight="bold" officeooo:rsid="00072cdf" style:font-weight-asian="bold" style:font-weight-complex="bold"/>
    </style:style>
    <style:style style:name="T7" style:family="text">
      <style:text-properties fo:font-weight="bold" officeooo:rsid="0006f886" style:font-weight-asian="bold" style:font-weight-complex="bold"/>
    </style:style>
    <style:style style:name="T8" style:family="text">
      <style:text-properties fo:font-weight="bold" officeooo:rsid="000b30ce" style:font-weight-asian="bold" style:font-weight-complex="bold"/>
    </style:style>
    <style:style style:name="T9" style:family="text">
      <style:text-properties fo:font-weight="bold" officeooo:rsid="0003d759" style:font-weight-asian="bold" style:font-weight-complex="bold"/>
    </style:style>
    <style:style style:name="T10" style:family="text">
      <style:text-properties fo:font-weight="bold" officeooo:rsid="0021384b" style:font-weight-asian="bold" style:font-weight-complex="bold"/>
    </style:style>
    <style:style style:name="T11" style:family="text">
      <style:text-properties fo:font-weight="bold" officeooo:rsid="002544d5" style:font-weight-asian="bold" style:font-weight-complex="bold"/>
    </style:style>
    <style:style style:name="T12" style:family="text">
      <style:text-properties officeooo:rsid="0002ea5e"/>
    </style:style>
    <style:style style:name="T13" style:family="text">
      <style:text-properties fo:font-weight="normal" style:font-weight-asian="normal" style:font-weight-complex="normal"/>
    </style:style>
    <style:style style:name="T14" style:family="text">
      <style:text-properties fo:font-weight="normal" officeooo:rsid="00183460" style:font-weight-asian="normal" style:font-weight-complex="normal"/>
    </style:style>
    <style:style style:name="T15" style:family="text">
      <style:text-properties fo:font-weight="normal" officeooo:rsid="00072cdf" style:font-weight-asian="normal" style:font-weight-complex="normal"/>
    </style:style>
    <style:style style:name="T16" style:family="text">
      <style:text-properties fo:font-weight="normal" officeooo:rsid="0002ea5e" style:font-weight-asian="normal" style:font-weight-complex="normal"/>
    </style:style>
    <style:style style:name="T17" style:family="text">
      <style:text-properties fo:font-weight="normal" officeooo:rsid="000b30ce" style:font-weight-asian="normal" style:font-weight-complex="normal"/>
    </style:style>
    <style:style style:name="T18" style:family="text">
      <style:text-properties fo:font-weight="normal" officeooo:rsid="000ae53c" style:font-weight-asian="normal" style:font-weight-complex="normal"/>
    </style:style>
    <style:style style:name="T19" style:family="text">
      <style:text-properties fo:font-weight="normal" officeooo:rsid="0003d759" style:font-weight-asian="normal" style:font-weight-complex="normal"/>
    </style:style>
    <style:style style:name="T20" style:family="text">
      <style:text-properties fo:font-weight="normal" officeooo:rsid="0021384b" style:font-weight-asian="normal" style:font-weight-complex="normal"/>
    </style:style>
    <style:style style:name="T21" style:family="text">
      <style:text-properties officeooo:rsid="0006f886"/>
    </style:style>
    <style:style style:name="T22" style:family="text">
      <style:text-properties officeooo:rsid="000dd8bf"/>
    </style:style>
    <style:style style:name="T23" style:family="text">
      <style:text-properties officeooo:rsid="0004d2c2"/>
    </style:style>
    <style:style style:name="T24" style:family="text">
      <style:text-properties officeooo:rsid="000ae53c"/>
    </style:style>
    <style:style style:name="T25" style:family="text">
      <style:text-properties officeooo:rsid="00198b76"/>
    </style:style>
    <style:style style:name="T26" style:family="text">
      <style:text-properties officeooo:rsid="000b30ce"/>
    </style:style>
    <style:style style:name="T27" style:family="text">
      <style:text-properties officeooo:rsid="001aa343"/>
    </style:style>
    <style:style style:name="T28" style:family="text">
      <style:text-properties officeooo:rsid="0003d759"/>
    </style:style>
    <style:style style:name="T29" style:family="text">
      <style:text-properties officeooo:rsid="000c4e49"/>
    </style:style>
    <style:style style:name="T30" style:family="text">
      <style:text-properties officeooo:rsid="002544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Use case diagram: inserting elements via </text:span><text:span text:style-name="T2">keyboard</text:span></text:p>
      <text:p text:style-name="P11"/>
      <text:p text:style-name="P13"><text:span text:style-name="T3">Description: </text:span><text:s/>The User enters the names of the nodes and the weight of the edge connecting them, which are then drawn in the graphic view window. The node is always drawn the same, while the edge visualization depends on cases.</text:p>
      <text:p text:style-name="P13"/>
      <text:p text:style-name="P13"><text:span text:style-name="T3">Actors: </text:span>The User</text:p>
      <text:p text:style-name="P13"/>
      <text:p text:style-name="P13"><text:span text:style-name="T3">Preconditions: </text:span>The application is running and the desired direction of the Graph is chosen.</text:p>
      <text:p text:style-name="P13"/>
      <text:p text:style-name="P13"><text:span text:style-name="T3">Postconditions: </text:span>The input is saved internally, the set of edges <text:span text:style-name="T12">is</text:span> changed, <text:span text:style-name="T12">while the set of nodes changes if the user chose to draw the node that was not in the list prior to that moment</text:span> and <text:span text:style-name="T12">the changes are </text:span>drawn in the graphic view window accordingly.</text:p>
      <text:p text:style-name="P13"/>
      <text:p text:style-name="P12">Main scenario:</text:p>
      <text:p text:style-name="P13"><text:span text:style-name="T5">1. </text:span><text:span text:style-name="T17">The </text:span>User enters the name of the first node, the name of the second node, and the weight of the edge.</text:p>
      <text:p text:style-name="P13"><text:span text:style-name="T11">2.</text:span><text:span text:style-name="T3"> </text:span>User clicks the “Add” button.</text:p>
      <text:p text:style-name="P13"><text:tab/><text:span text:style-name="T11">2.1 </text:span><text:span text:style-name="T17">The elements that the User entered are drawn </text:span></text:p>
      <text:p text:style-name="P13"><text:span text:style-name="T3"><text:tab/><text:tab/>2.</text:span><text:span text:style-name="T5">1</text:span><text:span text:style-name="T3">.</text:span><text:span text:style-name="T11">1 </text:span><text:span text:style-name="T18">If neither of nodes is in the node set, these</text:span> <text:span text:style-name="T24">nodes are</text:span> added to the set of nodes, and a <text:span text:style-name="T26">weighted</text:span> edge is added to the set of edges, and all three objects are added to the graphic view <text:span text:style-name="T24">and all three elements are added to the graphic view.</text:span> The nodes are drawn as <text:span text:style-name="T30">circles</text:span>. <text:span text:style-name="T26">The edge is drawn </text:span><text:span text:style-name="T25">depending on the directionality of the graph </text:span><text:span text:style-name="T30">(arrow for directed and line for undirected)</text:span><text:span text:style-name="T25"> </text:span><text:span text:style-name="T26">connecting centers of said nodes, with the number indicating its weight above the edge. </text:span><text:span text:style-name="T22">Skip to 1.</text:span></text:p>
      <text:p text:style-name="P13"><text:span text:style-name="T3"><text:tab/><text:tab/></text:span><text:span text:style-name="T11">2.1.2 </text:span>If one of the nodes already exists, we add and draw only the second node and weighted edge. <text:span text:style-name="T26">The edge is drawn as described in <text:s/>and the nodes are drawn as described in </text:span><text:span text:style-name="T30">2.1.1</text:span><text:span text:style-name="T26">. </text:span><text:span text:style-name="T27">The weight is drawn above the edge. </text:span><text:span text:style-name="T22">Skip to 1.</text:span></text:p>
      <text:p text:style-name="P13"><text:span text:style-name="T3"><text:tab/><text:tab/></text:span><text:span text:style-name="T11">2.1.3</text:span> If both nodes already exist</text:p>
      <text:p text:style-name="P13"><text:span text:style-name="T9"><text:tab/><text:tab/><text:tab/></text:span><text:span text:style-name="T11">2.1.3.1</text:span><text:span text:style-name="T19"> If there is no edge connecting them,</text:span><text:span text:style-name="T13"> </text:span><text:span text:style-name="T28">t</text:span>he weighted edge is added to the set of <text:s/>edges and is drawn accordingly, depending on the direction of the graph (See Graph Settings use case). <text:span text:style-name="T26">The edge is drawn as described in </text:span><text:span text:style-name="T30">2.1.1</text:span><text:span text:style-name="T26"> and the nodes are drawn as described in </text:span><text:span text:style-name="T30">2.1.1</text:span><text:span text:style-name="T26">. </text:span><text:span text:style-name="T27">The weight is drawn above the edge. </text:span><text:span text:style-name="T22">Skip to 1.</text:span></text:p>
      <text:p text:style-name="P13"><text:span text:style-name="T9"><text:tab/><text:tab/><text:tab/></text:span><text:span text:style-name="T11">2.1.3.2 </text:span><text:span text:style-name="T19">Otherwise, </text:span><text:span text:style-name="T18">i</text:span>f a <text:span text:style-name="T24">directed </text:span>connection between these two nodes already exists, nothing happens <text:span text:style-name="T24">in the graphic view, but the message is shown to the User. </text:span><text:span text:style-name="T22">Skip to 1.</text:span></text:p>
      <text:p text:style-name="P13"/>
      <text:p text:style-name="P13"/>
      <text:p text:style-name="P12">Alternative scenarios:</text:p>
      <text:list xml:id="list2482824962" text:style-name="WWNum2">
        <text:list-item>
          <text:p text:style-name="P7"><text:span text:style-name="T3">Wrong data type: </text:span>If User inputs weight of an edge as non-integer, or zero, an error message is shown.</text:p>
        </text:list-item>
        <text:list-item>
          <text:p text:style-name="P7"><text:span text:style-name="T3">Exceeding the limit: </text:span>If the User wants to add more nodes than currently supported, an error message is shown.<text:tab/></text:p>
        </text:list-item>
        <text:list-item>
          <text:p text:style-name="P7"><text:span text:style-name="T10">Drawing a loop: </text:span><text:span text:style-name="T20">If the User tries to create a loop, an error message is shown.</text:span><text:tab/></text:p>
        </text:list-item>
      </text:list>
      <text:p text:style-name="P13"/>
      <text:p text:style-name="P12">Additional information:</text:p>
      <text:list xml:id="list3787484952" text:style-name="WWNum3">
        <text:list-item>
          <text:p text:style-name="P9">The default weight of an edge is 1.</text:p>
        </text:list-item>
        <text:list-item>
          <text:p text:style-name="P10">Adding negative edges is possible, but will disable some algorithm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6T18:24:38.607498303</meta:creation-date>
    <dc:date>2022-12-31T16:06:21.406732202</dc:date>
    <meta:editing-duration>PT1M11S</meta:editing-duration>
    <meta:editing-cycles>2</meta:editing-cycles>
    <meta:generator>LibreOffice/6.4.7.2$Linux_X86_64 LibreOffice_project/40$Build-2</meta:generator>
    <meta:document-statistic meta:table-count="0" meta:image-count="0" meta:object-count="0" meta:page-count="1" meta:paragraph-count="21" meta:word-count="463" meta:character-count="2524" meta:non-whitespace-character-count="2068"/>
  </office:meta>
</office:document-meta>
</file>